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te Funding Proposal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ric Ma</text:p>
            <text:p>IT 499</text:p>
            <text:p>April 29<text:span text:style-name="T1">th</text:span>, 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3.859cm" svg:x="1.301cm" svg:y="5.141cm" presentation:class="outline" presentation:user-transformed="true">
          <draw:text-box>
            <text:list text:style-name="L2">
              <text:list-item>
                <text:p>Two sources</text:p>
                <text:list>
                  <text:list-item>
                    <text:p>Self funded</text:p>
                  </text:list-item>
                  <text:list-item>
                    <text:p>Premium plan based</text:p>
                    <text:list>
                      <text:list-item>
                        <text:p>Curse.com &gt; premium users</text:p>
                      </text:list-item>
                      <text:list-item>
                        <text:p>The Nexus Mod site &gt; premium plan</text:p>
                      </text:list-item>
                      <text:list-item>
                        <text:p>Both sites are game site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n for A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est the premium plan along </text:p>
                <text:list>
                  <text:list-item>
                    <text:p>Friends </text:p>
                  </text:list-item>
                  <text:list-item>
                    <text:p>Early adopters</text:p>
                  </text:list-item>
                </text:list>
              </text:list-item>
              <text:list-item>
                <text:p>Research more on Premium plans</text:p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9M20S</meta:editing-duration>
    <meta:editing-cycles>5</meta:editing-cycles>
    <meta:generator>OpenOffice/4.0.0$Win32 OpenOffice.org_project/400m3$Build-9702</meta:generator>
    <dc:date>2014-04-29T15:43:01.20</dc:date>
    <dc:creator>Eric </dc:creator>
    <meta:document-statistic meta:object-count="33"/>
  </office:meta>
</office:document-meta>
</file>